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float" office:value="0.048" calcext:value-type="float">
            <text:p>0.048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413" calcext:value-type="float">
            <text:p>-0.4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lanta</text:p>
          </table:table-cell>
          <table:table-cell office:value-type="float" office:value="0.02" calcext:value-type="float">
            <text:p>0.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49" calcext:value-type="float">
            <text:p>0.04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6" calcext:value-type="float">
            <text:p>0.086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5" calcext:value-type="float">
            <text:p>0.10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1" calcext:value-type="float">
            <text:p>-0.00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olina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9" calcext:value-type="float">
            <text:p>0.29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03" calcext:value-type="float">
            <text:p>0.10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2" calcext:value-type="float">
            <text:p>0.0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58" calcext:value-type="float">
            <text:p>0.05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52" calcext:value-type="float">
            <text:p>-0.15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7" calcext:value-type="float">
            <text:p>-0.097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7" calcext:value-type="float">
            <text:p>-0.007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89" calcext:value-type="float">
            <text:p>-0.08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19" calcext:value-type="float">
            <text:p>-0.21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0.11" calcext:value-type="float">
            <text:p>0.11</text:p>
          </table:table-cell>
          <table:table-cell office:value-type="float" office:value="0.255" calcext:value-type="float">
            <text:p>0.255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4" calcext:value-type="float">
            <text:p>0.03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float" office:value="0.03" calcext:value-type="float">
            <text:p>0.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2" calcext:value-type="float">
            <text:p>-0.06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" calcext:value-type="float">
            <text:p>0.0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077" calcext:value-type="float">
            <text:p>0.07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-0.1" calcext:value-type="float">
            <text:p>-0.1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98" calcext:value-type="float">
            <text:p>-0.09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sas City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433" calcext:value-type="float">
            <text:p>0.433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117" calcext:value-type="float">
            <text:p>-0.11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ami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nesota</text:p>
          </table:table-cell>
          <table:table-cell office:value-type="float" office:value="0.119" calcext:value-type="float">
            <text:p>0.119</text:p>
          </table:table-cell>
          <table:table-cell office:value-type="float" office:value="0.252" calcext:value-type="float">
            <text:p>0.252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0.07" calcext:value-type="float">
            <text:p>0.0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31" calcext:value-type="float">
            <text:p>-0.31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0.187" calcext:value-type="float">
            <text:p>0.187</text:p>
          </table:table-cell>
          <table:table-cell office:value-type="float" office:value="0.3" calcext:value-type="float">
            <text:p>0.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7" calcext:value-type="float">
            <text:p>0.04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Y Giants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87" calcext:value-type="float">
            <text:p>0.08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Jets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4" calcext:value-type="float">
            <text:p>0.06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85" calcext:value-type="float">
            <text:p>-0.08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adelphia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9" calcext:value-type="float">
            <text:p>0.09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ttsburgh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8" calcext:value-type="float">
            <text:p>0.10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125" calcext:value-type="float">
            <text:p>0.12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Francisco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48" calcext:value-type="float">
            <text:p>0.34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18" calcext:value-type="float">
            <text:p>-0.01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attle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053" calcext:value-type="float">
            <text:p>-0.05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41" calcext:value-type="float">
            <text:p>-0.24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pa Bay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04" calcext:value-type="float">
            <text:p>0.00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6" calcext:value-type="float">
            <text:p>0.096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39" calcext:value-type="float">
            <text:p>0.13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59" calcext:value-type="float">
            <text:p>-0.05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